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C0000000ABD78E30AFF6707E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Google Sans" svg:font-family="'Google Sans', arial, sans-serif"/>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Unicode" svg:font-family="'Lucida Sans Unicode'" style:font-family-generic="swiss"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P1" style:family="paragraph" style:parent-style-name="Heading_20_4">
      <style:text-properties style:font-name="Verdana" fo:font-size="10pt" style:font-size-asian="10pt" style:font-name-complex="Verdana" style:font-size-complex="10pt"/>
    </style:style>
    <style:style style:name="P2" style:family="paragraph" style:parent-style-name="List_20_Paragraph">
      <style:text-properties style:font-name="Verdana" fo:font-size="10pt" style:font-size-asian="10pt" style:font-name-complex="Verdana" style:font-size-complex="10pt"/>
    </style:style>
    <style:style style:name="P3" style:family="paragraph" style:parent-style-name="Normal_20__28_Web_29_">
      <style:paragraph-properties fo:margin-top="0cm" fo:margin-bottom="0cm" style:contextual-spacing="false" fo:line-height="150%"/>
    </style:style>
    <style:style style:name="P4" style:family="paragraph" style:parent-style-name="Normal_20__28_Web_29_">
      <style:paragraph-properties fo:margin-left="0cm" fo:margin-right="0cm" fo:margin-top="0cm" fo:margin-bottom="0cm" style:contextual-spacing="false" fo:line-height="150%" fo:text-indent="1.27cm" style:auto-text-indent="false"/>
    </style:style>
    <style:style style:name="P5" style:family="paragraph" style:parent-style-name="Normal_20__28_Web_29_">
      <style:paragraph-properties fo:margin-left="1.191cm" fo:margin-right="0cm" fo:margin-top="0cm" fo:margin-bottom="0cm" style:contextual-spacing="false" fo:text-indent="0cm" style:auto-text-indent="false"/>
    </style:style>
    <style:style style:name="P6" style:family="paragraph" style:parent-style-name="Standard">
      <loext:graphic-properties draw:fill="solid" draw:fill-color="#e0e0e0"/>
      <style:paragraph-properties fo:background-color="#e0e0e0"/>
    </style:style>
    <style:style style:name="P7" style:family="paragraph" style:parent-style-name="Standard" style:list-style-name=""/>
    <style:style style:name="P8" style:family="paragraph" style:parent-style-name="Standard" style:list-style-name="">
      <style:text-properties officeooo:paragraph-rsid="00034c84"/>
    </style:style>
    <style:style style:name="P9" style:family="paragraph" style:parent-style-name="Standard">
      <style:paragraph-properties fo:margin-left="1.111cm" fo:margin-right="0cm" fo:line-height="150%" fo:text-indent="0cm" style:auto-text-indent="false"/>
      <style:text-properties fo:font-size="10pt" style:font-size-asian="10pt" style:font-size-complex="10pt"/>
    </style:style>
    <style:style style:name="P10" style:family="paragraph" style:parent-style-name="Standard">
      <style:text-properties style:font-name="Verdana" fo:font-size="10pt" fo:font-weight="bold" style:font-size-asian="10pt" style:font-weight-asian="bold" style:font-name-complex="Verdana" style:font-size-complex="10pt"/>
    </style:style>
    <style:style style:name="P11" style:family="paragraph" style:parent-style-name="Standard">
      <style:paragraph-properties fo:line-height="150%"/>
      <style:text-properties style:font-name="Verdana" fo:font-size="10pt" fo:font-weight="bold" style:font-size-asian="10pt" style:font-weight-asian="bold" style:font-name-complex="Verdana" style:font-size-complex="10pt"/>
    </style:style>
    <style:style style:name="P12" style:family="paragraph" style:parent-style-name="Standard" style:list-style-name="">
      <style:text-properties style:font-name="Verdana" fo:font-size="10pt" fo:font-weight="bold" style:font-size-asian="10pt" style:font-weight-asian="bold" style:font-name-complex="Arial" style:font-size-complex="10pt"/>
    </style:style>
    <style:style style:name="P13" style:family="paragraph" style:parent-style-name="Standard">
      <style:paragraph-properties fo:margin-left="0cm" fo:margin-right="-0.064cm" fo:text-indent="0cm" style:auto-text-indent="false"/>
      <style:text-properties style:font-name="Verdana" fo:font-size="10pt" fo:font-weight="bold" style:font-size-asian="10pt" style:font-weight-asian="bold" style:font-name-complex="Arial" style:font-size-complex="10pt" style:font-weight-complex="bold"/>
    </style:style>
    <style:style style:name="P14" style:family="paragraph" style:parent-style-name="Standard">
      <loext:graphic-properties draw:fill="solid" draw:fill-color="#e0e0e0"/>
      <style:paragraph-properties fo:margin-left="0cm" fo:margin-right="-0.064cm" fo:text-indent="0cm" style:auto-text-indent="false" fo:background-color="#e0e0e0"/>
      <style:text-properties style:font-name="Verdana" fo:font-size="10pt" fo:font-weight="bold" style:font-size-asian="10pt" style:font-weight-asian="bold" style:font-name-complex="Arial" style:font-size-complex="10pt" style:font-weight-complex="bold"/>
    </style:style>
    <style:style style:name="P15" style:family="paragraph" style:parent-style-name="Standard">
      <loext:graphic-properties draw:fill="solid" draw:fill-color="#e0e0e0"/>
      <style:paragraph-properties fo:margin-left="0cm" fo:margin-right="-0.064cm" fo:text-indent="0cm" style:auto-text-indent="false" fo:background-color="#e0e0e0"/>
      <style:text-properties style:font-name="Verdana" fo:font-size="10pt" fo:font-weight="bold" style:font-size-asian="10pt" style:font-weight-asian="bold" style:font-size-complex="10pt" style:font-weight-complex="bold"/>
    </style:style>
    <style:style style:name="P16" style:family="paragraph" style:parent-style-name="Standard" style:list-style-name="">
      <style:paragraph-properties fo:margin-left="1.27cm" fo:margin-right="0cm" fo:line-height="150%" fo:text-align="justify" style:justify-single-word="false" fo:text-indent="0.049cm" style:auto-text-indent="false">
        <style:tab-stops>
          <style:tab-stop style:position="1.979cm"/>
        </style:tab-stops>
      </style:paragraph-properties>
      <style:text-properties style:font-name="Verdana" fo:font-size="10pt" fo:language="none" fo:country="none" style:font-name-asian="Verdana" style:font-size-asian="10pt" style:language-asian="none" style:country-asian="none" style:font-name-complex="Verdana" style:font-size-complex="10pt"/>
    </style:style>
    <style:style style:name="P17" style:family="paragraph" style:parent-style-name="Standard" style:list-style-name="">
      <style:paragraph-properties fo:margin-left="5.08cm" fo:margin-right="0cm" fo:text-indent="1.27cm" style:auto-text-indent="false"/>
      <style:text-properties style:font-name="Verdana" fo:font-size="10pt" fo:language="en" fo:country="IN" fo:font-weight="bold" style:font-size-asian="10pt" style:language-asian="none" style:country-asian="none" style:font-weight-asian="bold" style:font-name-complex="Arial" style:font-size-complex="10pt"/>
    </style:style>
    <style:style style:name="P18" style:family="paragraph" style:parent-style-name="Standard">
      <style:paragraph-properties fo:text-align="center" style:justify-single-word="false"/>
      <style:text-properties style:font-name="Verdana" fo:font-size="10pt" fo:language="en" fo:country="GB" fo:font-weight="bold" style:font-size-asian="10pt" style:font-weight-asian="bold" style:font-name-complex="Lucida Sans Unicode" style:font-size-complex="10pt"/>
    </style:style>
    <style:style style:name="P19" style:family="paragraph" style:parent-style-name="Standard">
      <style:paragraph-properties>
        <style:tab-stops>
          <style:tab-stop style:position="7.856cm"/>
        </style:tab-stops>
      </style:paragraph-properties>
      <style:text-properties style:font-name="Verdana" fo:font-size="10pt" fo:language="en" fo:country="GB" style:font-size-asian="10pt" style:font-name-complex="Lucida Sans Unicode" style:font-size-complex="10pt"/>
    </style:style>
    <style:style style:name="P20" style:family="paragraph" style:parent-style-name="Standard">
      <style:text-properties style:font-name="Verdana" fo:font-size="10pt" style:font-size-asian="10pt" style:font-name-complex="Verdana" style:font-size-complex="10pt"/>
    </style:style>
    <style:style style:name="P21" style:family="paragraph" style:parent-style-name="Standard" style:list-style-name="WW8Num1">
      <style:paragraph-properties fo:line-height="150%" fo:text-align="justify" style:justify-single-word="false"/>
      <style:text-properties style:font-name="Verdana" fo:font-size="10pt" style:font-size-asian="10pt" style:font-name-complex="Verdana" style:font-size-complex="10pt" style:font-weight-complex="bold"/>
    </style:style>
    <style:style style:name="P22" style:family="paragraph" style:parent-style-name="Standard">
      <style:paragraph-properties fo:line-height="150%"/>
      <style:text-properties style:font-name="Verdana" fo:font-size="10pt" style:font-size-asian="10pt" style:font-name-complex="Verdana" style:font-size-complex="10pt"/>
    </style:style>
    <style:style style:name="P23" style:family="paragraph" style:parent-style-name="Standard" style:list-style-name="WW8Num5">
      <style:paragraph-properties fo:line-height="150%"/>
      <style:text-properties style:font-name="Verdana" fo:font-size="10pt" style:font-size-asian="10pt" style:font-name-complex="Verdana" style:font-size-complex="10pt"/>
    </style:style>
    <style:style style:name="P24" style:family="paragraph" style:parent-style-name="Standard">
      <style:paragraph-properties fo:margin-left="0.318cm" fo:margin-right="0cm" fo:text-indent="0cm" style:auto-text-indent="false"/>
      <style:text-properties style:font-name="Verdana" fo:font-size="10pt" style:font-size-asian="10pt" style:font-name-complex="Verdana" style:font-size-complex="10pt"/>
    </style:style>
    <style:style style:name="P25" style:family="paragraph" style:parent-style-name="Standard">
      <style:paragraph-properties fo:margin-left="0.762cm" fo:margin-right="0cm" fo:text-indent="0cm" style:auto-text-indent="false"/>
      <style:text-properties style:font-name="Verdana" fo:font-size="10pt" style:font-size-asian="10pt" style:font-name-complex="Verdana" style:font-size-complex="10pt"/>
    </style:style>
    <style:style style:name="P26" style:family="paragraph" style:parent-style-name="Standard">
      <style:paragraph-properties fo:margin-left="0cm" fo:margin-right="-0.064cm" fo:line-height="200%" fo:text-indent="0cm" style:auto-text-indent="false"/>
      <style:text-properties style:font-name="Verdana" fo:font-size="10pt" style:font-size-asian="10pt" style:font-size-complex="10pt" style:font-weight-complex="bold"/>
    </style:style>
    <style:style style:name="P27" style:family="paragraph" style:parent-style-name="Standard">
      <style:text-properties style:font-name="Verdana" fo:font-size="10pt" style:text-underline-style="solid" style:text-underline-width="auto" style:text-underline-color="font-color" fo:font-weight="bold" style:font-size-asian="10pt" style:font-weight-asian="bold" style:font-name-complex="Verdana" style:font-size-complex="10pt" style:font-weight-complex="bold"/>
    </style:style>
    <style:style style:name="P28" style:family="paragraph" style:parent-style-name="Standard">
      <style:text-properties style:font-name="Verdana" fo:font-size="10pt" style:text-underline-style="solid" style:text-underline-width="auto" style:text-underline-color="font-color" fo:font-weight="bold" style:font-name-asian="Verdana" style:font-size-asian="10pt" style:font-weight-asian="bold" style:font-name-complex="Verdana" style:font-size-complex="10pt" style:font-weight-complex="bold"/>
    </style:style>
    <style:style style:name="P29" style:family="paragraph" style:parent-style-name="Standard">
      <style:paragraph-properties fo:line-height="150%"/>
      <style:text-properties style:font-name="Verdana" fo:font-size="10pt" fo:font-style="italic" style:font-size-asian="10pt" style:font-style-asian="italic" style:font-name-complex="Verdana" style:font-size-complex="10pt" style:font-style-complex="italic"/>
    </style:style>
    <style:style style:name="P30" style:family="paragraph" style:parent-style-name="Standard">
      <style:text-properties style:font-name="Verdana" fo:font-size="10pt" fo:font-style="italic" style:text-underline-style="solid" style:text-underline-width="auto" style:text-underline-color="font-color" fo:font-weight="bold" style:font-size-asian="10pt" style:font-style-asian="italic" style:font-weight-asian="bold" style:font-name-complex="Verdana" style:font-size-complex="10pt" style:font-style-complex="italic" style:font-weight-complex="bold"/>
    </style:style>
    <style:style style:name="P31" style:family="paragraph" style:parent-style-name="Standard">
      <style:text-properties style:font-name="Verdana" fo:font-size="10pt" style:font-name-asian="Verdana" style:font-size-asian="10pt" style:font-name-complex="Verdana" style:font-size-complex="10pt"/>
    </style:style>
    <style:style style:name="P32" style:family="paragraph" style:parent-style-name="Standard" style:list-style-name="">
      <style:paragraph-properties fo:text-align="center" style:justify-single-word="false"/>
      <style:text-properties style:font-name="Verdana" fo:language="en" fo:country="IN" fo:font-weight="bold" style:language-asian="none" style:country-asian="none" style:font-weight-asian="bold" style:font-name-complex="Arial"/>
    </style:style>
    <style:style style:name="P33" style:family="paragraph" style:parent-style-name="Standard" style:list-style-name="">
      <style:paragraph-properties fo:text-align="center" style:justify-single-word="false"/>
    </style:style>
    <style:style style:name="P34" style:family="paragraph" style:parent-style-name="Standard">
      <style:paragraph-properties fo:text-align="center" style:justify-single-word="false"/>
    </style:style>
    <style:style style:name="P35" style:family="paragraph" style:parent-style-name="Standard">
      <loext:graphic-properties draw:fill="solid" draw:fill-color="#e0e0e0"/>
      <style:paragraph-properties fo:margin-top="0cm" fo:margin-bottom="0cm" style:contextual-spacing="true" fo:background-color="#e0e0e0" fo:padding="0cm" fo:border="none" style:shadow="none">
        <style:tab-stops>
          <style:tab-stop style:position="-0.609cm"/>
          <style:tab-stop style:position="4.471cm"/>
          <style:tab-stop style:position="4.634cm"/>
          <style:tab-stop style:position="7.777cm"/>
        </style:tab-stops>
      </style:paragraph-properties>
    </style:style>
    <style:style style:name="P36" style:family="paragraph" style:parent-style-name="Standard">
      <style:paragraph-properties fo:text-align="justify" style:justify-single-word="false"/>
      <style:text-properties fo:color="#000000" loext:opacity="100%" style:font-name="Verdana" fo:font-size="10pt" fo:language="en" fo:country="GB" fo:font-weight="bold" style:font-size-asian="10pt" style:font-weight-asian="bold" style:font-name-complex="Verdana" style:font-size-complex="10pt" style:font-weight-complex="bold"/>
    </style:style>
    <style:style style:name="P37" style:family="paragraph" style:parent-style-name="Standard">
      <style:paragraph-properties fo:text-align="justify" style:justify-single-word="false"/>
    </style:style>
    <style:style style:name="P38" style:family="paragraph" style:parent-style-name="Standard">
      <style:paragraph-properties>
        <style:tab-stops>
          <style:tab-stop style:position="0.55cm"/>
          <style:tab-stop style:position="0.762cm"/>
        </style:tab-stops>
      </style:paragraph-properties>
    </style:style>
    <style:style style:name="P39" style:family="paragraph" style:parent-style-name="Standard">
      <style:paragraph-properties fo:line-height="150%">
        <style:tab-stops>
          <style:tab-stop style:position="0.55cm"/>
          <style:tab-stop style:position="0.762cm"/>
        </style:tab-stops>
      </style:paragraph-properties>
    </style:style>
    <style:style style:name="P40" style:family="paragraph" style:parent-style-name="Standard" style:list-style-name="WW8Num4">
      <style:paragraph-properties fo:line-height="150%"/>
    </style:style>
    <style:style style:name="P41" style:family="paragraph" style:parent-style-name="Standard">
      <style:paragraph-properties fo:line-height="150%"/>
    </style:style>
    <style:style style:name="P42" style:family="paragraph" style:parent-style-name="Standard" style:list-style-name="WW8Num5">
      <style:paragraph-properties fo:line-height="150%"/>
    </style:style>
    <style:style style:name="P43" style:family="paragraph" style:parent-style-name="Standard">
      <style:paragraph-properties fo:line-height="150%"/>
      <style:text-properties style:font-name-asian="Verdana" style:font-name-complex="Verdana"/>
    </style:style>
    <style:style style:name="P44" style:family="paragraph" style:parent-style-name="Standard" style:list-style-name="WW8Num3"/>
    <style:style style:name="P45" style:family="paragraph" style:parent-style-name="Standard">
      <style:paragraph-properties fo:margin-left="0cm" fo:margin-right="-0.064cm" fo:line-height="200%" fo:text-indent="0cm" style:auto-text-indent="false"/>
    </style:style>
    <style:style style:name="P46" style:family="paragraph" style:parent-style-name="Standard">
      <style:paragraph-properties fo:margin-left="0.762cm" fo:margin-right="0cm" fo:text-indent="0cm" style:auto-text-indent="false"/>
    </style:style>
    <style:style style:name="P47" style:family="paragraph" style:parent-style-name="Standard">
      <style:paragraph-properties fo:margin-left="-0.953cm" fo:margin-right="-0.635cm" fo:text-indent="0.953cm" style:auto-text-indent="false"/>
    </style:style>
    <style:style style:name="P48" style:family="paragraph" style:parent-style-name="Text_20_body">
      <style:paragraph-properties fo:line-height="150%"/>
      <style:text-properties fo:font-size="10pt" fo:font-style="normal" style:font-size-asian="10pt" style:font-style-asian="normal" style:font-size-complex="10pt"/>
    </style:style>
    <style:style style:name="P49" style:family="paragraph" style:parent-style-name="Text_20_body">
      <style:paragraph-properties fo:line-height="150%"/>
      <style:text-properties style:font-name="Verdana" fo:font-size="10pt" fo:language="en" fo:country="GB" fo:font-weight="bold" style:font-size-asian="10pt" style:font-weight-asian="bold" style:font-name-complex="Lucida Sans Unicode" style:font-size-complex="10pt"/>
    </style:style>
    <style:style style:name="P50" style:family="paragraph">
      <loext:graphic-properties draw:fill="solid" draw:fill-color="#808080"/>
      <style:paragraph-properties style:writing-mode="lr-tb"/>
    </style:style>
    <style:style style:name="T1" style:family="text">
      <style:text-properties style:font-name="Verdana" fo:language="en" fo:country="IN" style:font-name-complex="Arial" style:font-size-complex="10pt"/>
    </style:style>
    <style:style style:name="T2" style:family="text">
      <style:text-properties style:font-name="Verdana" fo:font-size="10pt" style:font-size-asian="10pt" style:font-name-complex="Arial" style:font-size-complex="10pt"/>
    </style:style>
    <style:style style:name="T3" style:family="text">
      <style:text-properties style:font-name="Verdana" fo:font-size="10pt" style:font-size-asian="10pt" style:font-name-complex="Arial" style:font-size-complex="10pt" style:font-weight-complex="bold"/>
    </style:style>
    <style:style style:name="T4" style:family="text">
      <style:text-properties style:font-name="Verdana" fo:font-size="10pt" style:font-size-asian="10pt" style:font-name-complex="Lucida Sans Unicode" style:font-size-complex="10pt"/>
    </style:style>
    <style:style style:name="T5" style:family="text">
      <style:text-properties style:font-name="Verdana" fo:font-size="10pt" style:font-size-asian="10pt" style:font-name-complex="Verdana" style:font-size-complex="10pt"/>
    </style:style>
    <style:style style:name="T6" style:family="text">
      <style:text-properties style:font-name="Verdana" fo:font-size="10pt" style:font-size-asian="10pt" style:font-name-complex="Verdana" style:font-size-complex="10pt" style:font-weight-complex="bold"/>
    </style:style>
    <style:style style:name="T7" style:family="text">
      <style:text-properties style:font-name="Verdana" fo:font-size="10pt" style:font-size-asian="10pt" style:font-size-complex="10pt"/>
    </style:style>
    <style:style style:name="T8" style:family="text">
      <style:text-properties style:font-name="Verdana" fo:font-size="10pt" fo:font-weight="bold" style:font-size-asian="10pt" style:font-weight-asian="bold" style:font-name-complex="Arial" style:font-size-complex="10pt"/>
    </style:style>
    <style:style style:name="T9" style:family="text">
      <style:text-properties style:font-name="Verdana" fo:font-size="10pt" fo:font-weight="bold" style:font-size-asian="10pt" style:font-weight-asian="bold" style:font-name-complex="Arial" style:font-size-complex="10pt" style:font-weight-complex="bold"/>
    </style:style>
    <style:style style:name="T10" style:family="text">
      <style:text-properties style:font-name="Verdana" fo:font-size="10pt" fo:font-weight="bold" style:font-size-asian="10pt" style:font-weight-asian="bold" style:font-name-complex="Verdana" style:font-size-complex="10pt"/>
    </style:style>
    <style:style style:name="T11" style:family="text">
      <style:text-properties style:font-name="Verdana" fo:font-size="10pt" fo:language="en" fo:country="GB" fo:font-weight="bold" style:font-size-asian="10pt" style:font-weight-asian="bold" style:font-name-complex="Lucida Sans Unicode" style:font-size-complex="10pt"/>
    </style:style>
    <style:style style:name="T12" style:family="text">
      <style:text-properties style:font-name="Verdana" fo:font-size="10pt" fo:language="en" fo:country="GB" fo:font-weight="bold" style:font-size-asian="10pt" style:font-weight-asian="bold" style:font-name-complex="Lucida Sans Unicode" style:font-size-complex="10pt" style:font-weight-complex="normal"/>
    </style:style>
    <style:style style:name="T13" style:family="text">
      <style:text-properties style:font-name="Verdana" fo:font-size="10pt" fo:language="none" fo:country="none" style:font-size-asian="10pt" style:language-asian="none" style:country-asian="none" style:font-name-complex="Verdana" style:font-size-complex="10pt"/>
    </style:style>
    <style:style style:name="T14" style:family="text">
      <style:text-properties style:font-name="Verdana" fo:font-size="10pt" style:text-underline-style="solid" style:text-underline-width="auto" style:text-underline-color="font-color" fo:font-weight="bold" style:font-size-asian="10pt" style:font-weight-asian="bold" style:font-name-complex="Verdana" style:font-size-complex="10pt"/>
    </style:style>
    <style:style style:name="T15" style:family="text">
      <style:text-properties style:font-name="Verdana" fo:font-size="10pt" style:text-underline-style="solid" style:text-underline-width="auto" style:text-underline-color="font-color" fo:font-weight="bold" style:font-size-asian="10pt" style:font-weight-asian="bold" style:font-name-complex="Verdana" style:font-size-complex="10pt" style:font-weight-complex="bold"/>
    </style:style>
    <style:style style:name="T16" style:family="text">
      <style:text-properties style:font-name="Verdana" fo:font-size="10pt" fo:language="en" fo:country="IN" style:font-size-asian="10pt" style:font-name-complex="Verdana" style:font-size-complex="10pt"/>
    </style:style>
    <style:style style:name="T17" style:family="text">
      <style:text-properties style:font-name="Verdana" fo:font-size="10pt" fo:language="en" fo:country="IN" style:font-size-asian="10pt" style:font-name-complex="Arial" style:font-size-complex="10pt"/>
    </style:style>
    <style:style style:name="T18" style:family="text">
      <style:text-properties style:font-name="Verdana" fo:font-size="10pt" fo:language="en" fo:country="IN" style:font-size-asian="10pt" style:font-name-complex="Arial" style:font-size-complex="10pt" style:font-weight-complex="bold"/>
    </style:style>
    <style:style style:name="T19" style:family="text">
      <style:text-properties style:font-name="Verdana" fo:font-size="10pt" fo:language="en" fo:country="IN" fo:font-weight="bold" style:font-size-asian="10pt" style:font-weight-asian="bold" style:font-name-complex="Verdana" style:font-size-complex="10pt"/>
    </style:style>
    <style:style style:name="T20" style:family="text">
      <style:text-properties style:font-name="Verdana" fo:font-size="10pt" style:font-name-asian="Verdana" style:font-size-asian="10pt" style:font-name-complex="Verdana" style:font-size-complex="10pt"/>
    </style:style>
    <style:style style:name="T21" style:family="text">
      <style:text-properties style:font-name="Verdana" fo:font-size="10pt" style:font-name-asian="Verdana" style:font-size-asian="10pt" style:font-name-complex="Verdana" style:font-size-complex="10pt" style:font-weight-complex="bold"/>
    </style:style>
    <style:style style:name="T22" style:family="text">
      <style:text-properties style:font-name="Verdana" fo:font-weight="normal" style:font-weight-asian="normal" style:font-name-complex="Arial" style:font-size-complex="10pt"/>
    </style:style>
    <style:style style:name="T23" style:family="text">
      <style:text-properties style:font-name="Verdana" style:font-name-complex="Arial" style:font-size-complex="10pt"/>
    </style:style>
    <style:style style:name="T24" style:family="text">
      <style:text-properties style:font-name="Verdana" style:font-name-complex="Arial" style:font-size-complex="10pt" style:font-weight-complex="normal"/>
    </style:style>
    <style:style style:name="T25" style:family="text">
      <style:text-properties style:font-name="Verdana" style:font-size-complex="10pt"/>
    </style:style>
    <style:style style:name="T26" style:family="text">
      <style:text-properties style:font-name="Verdana" style:font-name-complex="Verdana" style:font-size-complex="10pt"/>
    </style:style>
    <style:style style:name="T27" style:family="text">
      <style:text-properties style:font-name-complex="Arial"/>
    </style:style>
    <style:style style:name="T28" style:family="text">
      <style:text-properties fo:font-size="10pt" style:font-size-asian="10pt" style:font-size-complex="10pt"/>
    </style:style>
    <style:style style:name="T29" style:family="text">
      <style:text-properties fo:color="#000000" loext:opacity="100%" style:font-name="Verdana" fo:font-size="10pt" style:font-size-asian="10pt" style:font-name-complex="Arial" style:font-size-complex="10pt"/>
    </style:style>
    <style:style style:name="T30" style:family="text">
      <style:text-properties fo:color="#000000" loext:opacity="100%" style:font-name="Verdana" fo:font-size="10pt" officeooo:rsid="00034c84" style:font-size-asian="10pt" style:font-name-complex="Arial" style:font-size-complex="10pt"/>
    </style:style>
    <style:style style:name="T31" style:family="text">
      <style:text-properties fo:color="#000000" loext:opacity="100%" style:font-name="Verdana" fo:font-size="10pt" fo:language="en" fo:country="IN" style:font-size-asian="10pt" style:font-name-complex="Arial" style:font-size-complex="10pt"/>
    </style:style>
    <style:style style:name="T32" style:family="text">
      <style:text-properties fo:color="#000000" loext:opacity="100%" style:font-name="Verdana" fo:font-size="10pt" fo:language="en" fo:country="IN" officeooo:rsid="00033dd0" style:font-size-asian="10pt" style:font-name-complex="Arial" style:font-size-complex="10pt"/>
    </style:style>
    <style:style style:name="T33" style:family="text">
      <style:text-properties fo:color="#000000" loext:opacity="100%" style:font-name="Verdana" fo:font-size="10pt" fo:language="en" fo:country="IN" fo:font-weight="bold" style:font-size-asian="10pt" style:font-weight-asian="bold" style:font-name-complex="Arial" style:font-size-complex="10pt" style:font-weight-complex="bold"/>
    </style:style>
    <style:style style:name="T34" style:family="text">
      <style:text-properties fo:color="#000000" loext:opacity="100%" style:font-name="Verdana" fo:font-size="10pt" fo:language="en" fo:country="GB" fo:font-weight="bold" style:font-name-asian="Verdana" style:font-size-asian="10pt" style:font-weight-asian="bold" style:font-name-complex="Verdana" style:font-size-complex="10pt" style:font-weight-complex="bold"/>
    </style:style>
    <style:style style:name="T35" style:family="text">
      <style:text-properties fo:color="#000000" loext:opacity="100%" style:font-name="Verdana" fo:font-size="10pt" fo:language="en" fo:country="GB" fo:font-weight="bold" style:font-size-asian="10pt" style:font-weight-asian="bold" style:font-name-complex="Verdana" style:font-size-complex="10pt" style:font-weight-complex="bold"/>
    </style:style>
    <style:style style:name="T36" style:family="text">
      <style:text-properties fo:color="#000000" loext:opacity="100%" style:font-name="Verdana" fo:font-weight="normal" style:font-weight-asian="normal" style:font-size-complex="10pt" style:font-weight-complex="normal"/>
    </style:style>
    <style:style style:name="T37" style:family="text">
      <style:text-properties fo:color="#000000" loext:opacity="100%" style:font-name="Verdana" fo:font-weight="normal" style:font-weight-asian="normal" style:font-name-complex="Arial" style:font-size-complex="10pt" style:font-weight-complex="normal"/>
    </style:style>
    <style:style style:name="T38" style:family="text">
      <style:text-properties fo:color="#000000" loext:opacity="100%" style:font-name="Verdana" fo:font-weight="normal" officeooo:rsid="00033dd0" style:font-weight-asian="normal" style:font-name-complex="Arial" style:font-size-complex="10pt" style:font-weight-complex="normal"/>
    </style:style>
    <style:style style:name="T39" style:family="text">
      <style:text-properties fo:color="#000000" loext:opacity="100%" style:font-name="Verdana" fo:font-weight="normal" style:font-name-asian="Verdana" style:font-weight-asian="normal" style:font-name-complex="Verdana" style:font-size-complex="10pt" style:font-weight-complex="normal"/>
    </style:style>
    <style:style style:name="T40" style:family="text">
      <style:text-properties fo:color="#000000" loext:opacity="100%" style:font-name="Verdana" fo:language="en" fo:country="IN" fo:font-weight="normal" style:font-weight-asian="normal" style:font-name-complex="Arial" style:font-size-complex="10pt" style:font-weight-complex="normal"/>
    </style:style>
    <style:style style:name="T41" style:family="text">
      <style:text-properties fo:color="#000000" loext:opacity="100%" style:font-name="Verdana" fo:language="en" fo:country="IN" fo:font-weight="normal" officeooo:rsid="00033dd0" style:font-weight-asian="normal" style:font-name-complex="Arial" style:font-size-complex="10pt" style:font-weight-complex="normal"/>
    </style:style>
    <style:style style:name="T42" style:family="text">
      <style:text-properties fo:color="#000000" loext:opacity="100%" style:font-name="Verdana" fo:language="en" fo:country="IN" fo:font-weight="normal" style:font-name-asian="Verdana" style:font-weight-asian="normal" style:font-name-complex="Verdana" style:font-size-complex="10pt" style:font-weight-complex="normal"/>
    </style:style>
    <style:style style:name="T43" style:family="text">
      <style:text-properties fo:color="#000000" loext:opacity="100%" style:font-name="Verdana" fo:language="en" fo:country="IN" style:font-name-complex="Arial" style:font-size-complex="10pt" style:font-weight-complex="normal"/>
    </style:style>
    <style:style style:name="T44" style:family="text">
      <style:text-properties fo:color="#000000" loext:opacity="100%" fo:font-size="10pt" style:font-size-asian="10pt"/>
    </style:style>
    <style:style style:name="T45" style:family="text">
      <style:text-properties fo:color="#000000" loext:opacity="100%" style:font-weight-complex="normal"/>
    </style:style>
    <style:style style:name="T46" style:family="text">
      <style:text-properties fo:color="#000000" loext:opacity="100%" fo:font-weight="normal" style:font-weight-asian="normal" style:font-name-complex="Arial" style:font-weight-complex="normal"/>
    </style:style>
    <style:style style:name="T47" style:family="text">
      <style:text-properties fo:font-style="normal" style:font-style-asian="normal"/>
    </style:style>
    <style:style style:name="T48" style:family="text">
      <style:text-properties style:font-name-asian="Verdana"/>
    </style:style>
    <style:style style:name="T49" style:family="text">
      <style:text-properties style:font-name-asian="Verdana" style:font-name-complex="Verdana"/>
    </style:style>
    <style:style style:name="T50" style:family="text">
      <style:text-properties style:text-underline-style="solid" style:text-underline-width="auto" style:text-underline-color="font-color" fo:font-weight="bold" style:font-weight-asian="bold"/>
    </style:style>
    <style:style style:name="T51" style:family="text">
      <style:text-properties style:text-position="super 58%" style:font-name="Verdana" fo:font-size="10pt" fo:language="en" fo:country="IN" style:font-size-asian="10pt" style:font-name-complex="Verdana" style:font-size-complex="10pt"/>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808080" draw:textarea-horizontal-align="left" draw:textarea-vertical-align="top" draw:auto-grow-height="false" fo:min-height="0cm" fo:min-width="0cm" fo:padding-top="0.229cm" fo:padding-bottom="0.229cm" fo:padding-left="0.441cm" fo:padding-right="0.441cm" fo:wrap-option="wrap" draw:shadow-color="#808080" fo:margin-left="0cm" fo:margin-right="0cm" fo:margin-top="0cm" fo:margin-bottom="0cm" style:run-through="foreground" style:vertical-pos="top" style:vertical-rel="baseli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
      <text:h text:style-name="P12" text:outline-level="1"/>
      <text:h text:style-name="P17" text:outline-level="1"/>
      <text:h text:style-name="P32" text:outline-level="1">SHIVAM TYAGI</text:h>
      <text:h text:style-name="P32" text:outline-level="1"/>
      <text:h text:style-name="P8" text:outline-level="1"><text:span text:style-name="Style_20_Border_3a__20__3a__20__28_Single_20_solid_20_line_20_Auto_20__20_0.5_20_pt_20_Line_20_width_29_"><text:span text:style-name="T29">Mobile: </text:span></text:span><text:span text:style-name="Style_20_Border_3a__20__3a__20__28_Single_20_solid_20_line_20_Auto_20__20_0.5_20_pt_20_Line_20_width_29_"><text:span text:style-name="T32">8368216609</text:span></text:span><text:span text:style-name="Style_20_Border_3a__20__3a__20__28_Single_20_solid_20_line_20_Auto_20__20_0.5_20_pt_20_Line_20_width_29_"><text:span text:style-name="T29"> </text:span></text:span><text:span text:style-name="Style_20_Border_3a__20__3a__20__28_Single_20_solid_20_line_20_Auto_20__20_0.5_20_pt_20_Line_20_width_29_"><text:span text:style-name="T30">&amp; </text:span></text:span><text:span text:style-name="Style_20_Border_3a__20__3a__20__28_Single_20_solid_20_line_20_Auto_20__20_0.5_20_pt_20_Line_20_width_29_"><text:span text:style-name="T31">9990139567</text:span></text:span><text:span text:style-name="Style_20_Border_3a__20__3a__20__28_Single_20_solid_20_line_20_Auto_20__20_0.5_20_pt_20_Line_20_width_29_"><text:span text:style-name="T32"> </text:span></text:span><text:span text:style-name="Style_20_Border_3a__20__3a__20__28_Single_20_solid_20_line_20_Auto_20__20_0.5_20_pt_20_Line_20_width_29_"><text:span text:style-name="T29"><text:s text:c="34"/><text:tab/><text:tab/> <text:s text:c="55"/>Email:</text:span></text:span><text:span text:style-name="Style_20_Border_3a__20__3a__20__28_Single_20_solid_20_line_20_Auto_20__20_0.5_20_pt_20_Line_20_width_29_"><text:span text:style-name="T33">shivamtyagiin</text:span></text:span><text:span text:style-name="T9">@</text:span><text:span text:style-name="T8">gmail.com</text:span></text:h>
      <text:h text:style-name="P7" text:outline-level="1"><text:span text:style-name="Style_20_Border_3a__20__3a__20__28_Single_20_solid_20_line_20_Auto_20__20_0.5_20_pt_20_Line_20_width_29_"><text:span text:style-name="T29"/></text:span></text:h>
      <text:h text:style-name="P33" text:outline-level="1"><text:span text:style-name="Style_20_10_20_pt_20_Bold_20_Border_3a__20__3a__20__28_Single_20_solid_20_line_20_Auto_20__20_0.5_20_pt_20_Line..."><text:span text:style-name="T22"><draw:custom-shape text:anchor-type="as-char" draw:z-index="0" draw:name="Rectangle 1" draw:style-name="gr1" draw:text-style-name="P50" svg:width="0.018cm" svg:height="0.054cm"><text:p/><draw:enhanced-geometry svg:viewBox="0 0 21600 21600" draw:type="rectangle" draw:enhanced-path="M 0 0 L 21600 0 21600 21600 0 21600 0 0 Z N"/></draw:custom-shape></text:span></text:span></text:h>
      <text:p text:style-name="P34"><text:span text:style-name="Style_20_10_20_pt_20_Bold_20_Border_3a__20__3a__20__28_Single_20_solid_20_line_20_Auto_20__20_0.5_20_pt_20_Line..."><text:span text:style-name="T12"/></text:span></text:p>
      <text:p text:style-name="P18"/>
      <text:p text:style-name="P34"><text:span text:style-name="T11">Job Objective</text:span><text:span text:style-name="T4"><draw:frame draw:style-name="fr1" draw:name="Picture 4" text:anchor-type="as-char" svg:width="12.171cm" svg:height="0.265cm" draw:z-index="1"><draw:image xlink:href="Pictures/10000001000001CC0000000ABD78E30AFF6707E8.png" xlink:type="simple" xlink:show="embed" xlink:actuate="onLoad" draw:mime-type="image/png"/></draw:frame></text:span></text:p>
      <text:p text:style-name="P49"/>
      <text:p text:style-name="P48">To work diligently with an organization that offers challenging career, rewards hard work, sincerity &amp; performance and help me in emerging as a competitive professional.</text:p>
      <text:p text:style-name="P19"><text:tab/></text:p>
      <text:h text:style-name="P16" text:outline-level="1"><text:s/></text:h>
      <text:p text:style-name="P35"><text:span text:style-name="T34"><text:s text:c="62"/></text:span><text:span text:style-name="T35">Employment History</text:span></text:p>
      <text:p text:style-name="P36"><text:span text:style-name="Style_20_10_20_pt_20_Bold_20_Border_3a__20__3a__20__28_Single_20_solid_20_line_20_Auto_20__20_0.5_20_pt_20_Line..."><text:span text:style-name="T23"/></text:span></text:p>
      <text:p text:style-name="P37"><text:span text:style-name="Style_20_10_20_pt_20_Bold_20_Border_3a__20__3a__20__28_Single_20_solid_20_line_20_Auto_20__20_0.5_20_pt_20_Line..."><text:span text:style-name="T23">Present Employer:</text:span></text:span></text:p>
      <text:p text:style-name="Standard"><text:span text:style-name="Style_20_10_20_pt_20_Bold_20_Border_3a__20__3a__20__28_Single_20_solid_20_line_20_Auto_20__20_0.5_20_pt_20_Line..."><text:span text:style-name="T23"/></text:span></text:p>
      <text:p text:style-name="Standard"><text:span text:style-name="Style_20_10_20_pt_20_Bold_20_Border_3a__20__3a__20__28_Single_20_solid_20_line_20_Auto_20__20_0.5_20_pt_20_Line..."><text:span text:style-name="T23">ACKTRON SECURITY SYSTEM PVT. LTD. </text:span></text:span></text:p>
      <text:p text:style-name="Standard"><text:span text:style-name="Style_20_10_20_pt_20_Bold_20_Border_3a__20__3a__20__28_Single_20_solid_20_line_20_Auto_20__20_0.5_20_pt_20_Line..."><text:span text:style-name="T23"/></text:span></text:p>
      <text:p text:style-name="P4"><text:span text:style-name="Style_20_10_20_pt_20_Bold_20_Border_3a__20__3a__20__28_Single_20_solid_20_line_20_Auto_20__20_0.5_20_pt_20_Line..."><text:span text:style-name="T36"><text:s text:c="2"/></text:span></text:span><text:span text:style-name="Style_20_10_20_pt_20_Bold_20_Border_3a__20__3a__20__28_Single_20_solid_20_line_20_Auto_20__20_0.5_20_pt_20_Line..."><text:span text:style-name="T37">Designation: CCTV OPERATOR </text:span></text:span><text:span text:style-name="Style_20_10_20_pt_20_Bold_20_Border_3a__20__3a__20__28_Single_20_solid_20_line_20_Auto_20__20_0.5_20_pt_20_Line..."><text:span text:style-name="T38">&amp; Technician</text:span></text:span></text:p>
      <text:p text:style-name="P4"><text:span text:style-name="Style_20_10_20_pt_20_Bold_20_Border_3a__20__3a__20__28_Single_20_solid_20_line_20_Auto_20__20_0.5_20_pt_20_Line..."><text:span text:style-name="T39"><text:s text:c="2"/></text:span></text:span><text:span text:style-name="Style_20_10_20_pt_20_Bold_20_Border_3a__20__3a__20__28_Single_20_solid_20_line_20_Auto_20__20_0.5_20_pt_20_Line..."><text:span text:style-name="T37">Duration: </text:span></text:span><text:span text:style-name="Style_20_10_20_pt_20_Bold_20_Border_3a__20__3a__20__28_Single_20_solid_20_line_20_Auto_20__20_0.5_20_pt_20_Line..."><text:span text:style-name="T40">AUG. </text:span></text:span><text:span text:style-name="Style_20_10_20_pt_20_Bold_20_Border_3a__20__3a__20__28_Single_20_solid_20_line_20_Auto_20__20_0.5_20_pt_20_Line..."><text:span text:style-name="T37">2016—</text:span></text:span><text:span text:style-name="Style_20_10_20_pt_20_Bold_20_Border_3a__20__3a__20__28_Single_20_solid_20_line_20_Auto_20__20_0.5_20_pt_20_Line..."><text:span text:style-name="T40"> till</text:span></text:span><text:span text:style-name="Style_20_10_20_pt_20_Bold_20_Border_3a__20__3a__20__28_Single_20_solid_20_line_20_Auto_20__20_0.5_20_pt_20_Line..."><text:span text:style-name="T37"> date</text:span></text:span></text:p>
      <text:p text:style-name="P4"><text:span text:style-name="Style_20_10_20_pt_20_Bold_20_Border_3a__20__3a__20__28_Single_20_solid_20_line_20_Auto_20__20_0.5_20_pt_20_Line..."><text:span text:style-name="T42"><text:s text:c="2"/></text:span></text:span><text:span text:style-name="Style_20_10_20_pt_20_Bold_20_Border_3a__20__3a__20__28_Single_20_solid_20_line_20_Auto_20__20_0.5_20_pt_20_Line..."><text:span text:style-name="T40">Total Experience - </text:span></text:span><text:span text:style-name="Style_20_10_20_pt_20_Bold_20_Border_3a__20__3a__20__28_Single_20_solid_20_line_20_Auto_20__20_0.5_20_pt_20_Line..."><text:span text:style-name="T41">6</text:span></text:span><text:span text:style-name="Style_20_10_20_pt_20_Bold_20_Border_3a__20__3a__20__28_Single_20_solid_20_line_20_Auto_20__20_0.5_20_pt_20_Line..."><text:span text:style-name="T40"> Years </text:span></text:span></text:p>
      <text:p text:style-name="P3"><text:span text:style-name="Style_20_10_20_pt_20_Bold_20_Border_3a__20__3a__20__28_Single_20_solid_20_line_20_Auto_20__20_0.5_20_pt_20_Line..."><text:span text:style-name="T43"/></text:span></text:p>
      <text:p text:style-name="P38"><text:span text:style-name="Style_20_10_20_pt_20_Bold_20_Border_3a__20__3a__20__28_Single_20_solid_20_line_20_Auto_20__20_0.5_20_pt_20_Line..."><text:span text:style-name="T23">SECURITY SYSTEMS:</text:span></text:span></text:p>
      <text:p text:style-name="P38"><text:span text:style-name="Style_20_10_20_pt_20_Bold_20_Border_3a__20__3a__20__28_Single_20_solid_20_line_20_Auto_20__20_0.5_20_pt_20_Line..."><text:span text:style-name="T22"/></text:span></text:p>
      <text:p text:style-name="P39"><text:span text:style-name="Style_20_10_20_pt_20_Bold_20_Border_3a__20__3a__20__28_Single_20_solid_20_line_20_Auto_20__20_0.5_20_pt_20_Line..."><text:span text:style-name="T23">1. CCTV System-IP</text:span></text:span><text:span text:style-name="Style_20_10_20_pt_20_Bold_20_Border_3a__20__3a__20__28_Single_20_solid_20_line_20_Auto_20__20_0.5_20_pt_20_Line..."><text:span text:style-name="T1"> </text:span></text:span><text:span text:style-name="Style_20_10_20_pt_20_Bold_20_Border_3a__20__3a__20__28_Single_20_solid_20_line_20_Auto_20__20_0.5_20_pt_20_Line..."><text:span text:style-name="T22">(Worked on- LG, Vivotek, Milestone Software etc.)</text:span></text:span><text:span text:style-name="Style_20_10_20_pt_20_Bold_20_Border_3a__20__3a__20__28_Single_20_solid_20_line_20_Auto_20__20_0.5_20_pt_20_Line..."><text:span text:style-name="T23"> <text:s text:c="11"/></text:span></text:span></text:p>
      <text:p text:style-name="P39"><text:span text:style-name="Style_20_10_20_pt_20_Bold_20_Border_3a__20__3a__20__28_Single_20_solid_20_line_20_Auto_20__20_0.5_20_pt_20_Line..."><text:span text:style-name="T23">2. Access Control System </text:span></text:span><text:span text:style-name="Style_20_10_20_pt_20_Bold_20_Border_3a__20__3a__20__28_Single_20_solid_20_line_20_Auto_20__20_0.5_20_pt_20_Line..."><text:span text:style-name="T22">(Worked on- ID Cube etc.)</text:span></text:span></text:p>
      <text:p text:style-name="P39"><text:span text:style-name="Style_20_10_20_pt_20_Bold_20_Border_3a__20__3a__20__28_Single_20_solid_20_line_20_Auto_20__20_0.5_20_pt_20_Line..."><text:span text:style-name="T23"/></text:span></text:p>
      <text:p text:style-name="P38"><text:span text:style-name="Style_20_10_20_pt_20_Bold_20_Border_3a__20__3a__20__28_Single_20_solid_20_line_20_Auto_20__20_0.5_20_pt_20_Line..."><text:span text:style-name="T23">Principal Responsibilities:</text:span></text:span></text:p>
      <text:p text:style-name="Standard"><text:span text:style-name="Style_20_10_20_pt_20_Bold_20_Border_3a__20__3a__20__28_Single_20_solid_20_line_20_Auto_20__20_0.5_20_pt_20_Line..."><text:span text:style-name="T23"/></text:span></text:p>
      <text:list xml:id="list1304051944" text:style-name="WW8Num4">
        <text:list-item>
          <text:p text:style-name="P40"><text:span text:style-name="Style_20_10_20_pt_20_Bold_20_Border_3a__20__3a__20__28_Single_20_solid_20_line_20_Auto_20__20_0.5_20_pt_20_Line..."><text:span text:style-name="T22">Operating and Maintenance CCTV system.</text:span></text:span></text:p>
        </text:list-item>
        <text:list-item>
          <text:p text:style-name="P40"><text:span text:style-name="Style_20_10_20_pt_20_Bold_20_Border_3a__20__3a__20__28_Single_20_solid_20_line_20_Auto_20__20_0.5_20_pt_20_Line..."><text:span text:style-name="T22">Operating and maintenance access control system.</text:span></text:span></text:p>
        </text:list-item>
      </text:list>
      <text:p text:style-name="P27"/>
      <text:p text:style-name="P27">PROJECT DESCRIPTION: </text:p>
      <text:p text:style-name="P27"/>
      <text:list xml:id="list2840988504" text:style-name="WW8Num1">
        <text:list-item>
          <text:p text:style-name="P21">WORLDMARK (Bharti Realty Ltd.) for CCTV system (Milestone) and Access Control System (ID cube).</text:p>
        </text:list-item>
      </text:list>
      <text:p text:style-name="P37"><text:span text:style-name="T5">Currently I am doing work on IP CCTV system over 400 IP cameras (LG and Vivotek) on milestone Xprotect Corporate software, video analytic (Allgovision), face recognition system (Herta), LPR (license Plate Recognition system), UVSS system and Access Control system (ID CUBE) at WO</text:span><text:span text:style-name="T16">RL</text:span><text:span text:style-name="T5">DMARK <text:s/>(Bharti Realty Ltd.).</text:span></text:p>
      <text:p text:style-name="P29"/>
      <text:p text:style-name="P29"/>
      <text:p text:style-name="P29"/>
      <text:p text:style-name="P30"/>
      <text:p text:style-name="P27"><text:soft-page-break/>ROLES AND RESPONSIBILITIES: </text:p>
      <text:p text:style-name="P28"><text:s/></text:p>
      <text:list xml:id="list3525909034" text:style-name="WW8Num5">
        <text:list-item>
          <text:p text:style-name="P42"><text:span text:style-name="T5">Installation of IP Camera in milestone software</text:span><text:span text:style-name="T16">.</text:span></text:p>
        </text:list-item>
        <text:list-item>
          <text:p text:style-name="P23">Operation and maintenance of Access control System</text:p>
        </text:list-item>
        <text:list-item>
          <text:p text:style-name="P23">Coordinating with Team and other Operator regarding network issues.</text:p>
        </text:list-item>
        <text:list-item>
          <text:p text:style-name="P23">Hardware Maintenance Supervision.</text:p>
        </text:list-item>
        <text:list-item>
          <text:p text:style-name="P42"><text:span text:style-name="T5">Looking all the faults and alarms.</text:span></text:p>
        </text:list-item>
        <text:list-item>
          <text:p text:style-name="P23">Provide Technical support.</text:p>
        </text:list-item>
      </text:list>
      <text:p text:style-name="P9"/>
      <text:p text:style-name="P41"><text:span text:style-name="T14">Site Handling</text:span><text:span text:style-name="T10">: </text:span></text:p>
      <text:p text:style-name="P11"><text:span text:style-name="T48"><text:s text:c="6"/></text:span>●<text:span text:style-name="T48"> </text:span>WORLDMARK (Bharti Realty Ltd.).</text:p>
      <text:p text:style-name="P5"><text:span text:style-name="Style_20_10_20_pt_20_Bold_20_Border_3a__20__3a__20__28_Single_20_solid_20_line_20_Auto_20__20_0.5_20_pt_20_Line..."><text:span text:style-name="T37"/></text:span></text:p>
      <text:p text:style-name="P6"><text:span text:style-name="Style_20_10_20_pt_20_Bold_20_Border_3a__20__3a__20__28_Single_20_solid_20_line_20_Auto_20__20_0.5_20_pt_20_Line..."><text:span text:style-name="T25"><text:s text:c="51"/></text:span></text:span><text:span text:style-name="Style_20_10_20_pt_20_Bold_20_Border_3a__20__3a__20__28_Single_20_solid_20_line_20_Auto_20__20_0.5_20_pt_20_Line..."><text:span text:style-name="T23">EDUCATIONAL DETAILS</text:span></text:span></text:p>
      <text:p text:style-name="_3a_"><text:span text:style-name="Style_20_10_20_pt_20_Bold_20_Border_3a__20__3a__20__28_Single_20_solid_20_line_20_Auto_20__20_0.5_20_pt_20_Line..."><text:span text:style-name="T5"/></text:span></text:p>
      <text:h text:style-name="P1" text:outline-level="4">Education Qualification.</text:h>
      <text:p text:style-name="P20"/>
      <text:list xml:id="list154440834" text:style-name="WW8Num3">
        <text:list-item>
          <text:p text:style-name="P44"><text:span text:style-name="T16">10</text:span><text:span text:style-name="T51">th</text:span><text:span text:style-name="T16"> </text:span><text:span text:style-name="T5">from </text:span><text:span text:style-name="T16">CBSE</text:span><text:span text:style-name="T5"> </text:span><text:span text:style-name="T16">B</text:span><text:span text:style-name="T5">oard.</text:span></text:p>
        </text:list-item>
      </text:list>
      <text:p text:style-name="P24"/>
      <text:list xml:id="list131917442853180" text:continue-numbering="true" text:style-name="WW8Num3">
        <text:list-item>
          <text:p text:style-name="P44"><text:span text:style-name="T16">12</text:span><text:span text:style-name="T51">th</text:span><text:span text:style-name="T16"> </text:span><text:span text:style-name="T5">from </text:span><text:span text:style-name="T16">CBSE</text:span><text:span text:style-name="T5"> </text:span><text:span text:style-name="T16">B</text:span><text:span text:style-name="T5">oard.</text:span></text:p>
        </text:list-item>
      </text:list>
      <text:p text:style-name="P2"/>
      <text:list xml:id="list131917509711123" text:continue-numbering="true" text:style-name="WW8Num3">
        <text:list-item>
          <text:p text:style-name="P44"><text:span text:style-name="T16">B</text:span><text:span text:style-name="T5">.</text:span><text:span text:style-name="T16">A. from Delhi University.</text:span></text:p>
        </text:list-item>
      </text:list>
      <text:p text:style-name="P2"/>
      <text:p text:style-name="P31"><text:s text:c="3"/></text:p>
      <text:p text:style-name="P14"/>
      <text:p text:style-name="P15"><text:span text:style-name="T49"><text:s text:c="58"/></text:span><text:span text:style-name="T27">PERSONAL DETAILS</text:span></text:p>
      <text:p text:style-name="P13"/>
      <text:p text:style-name="P45"><text:span text:style-name="T21"><text:s text:c="4"/></text:span><text:span text:style-name="T3">Name <text:s text:c="22"/>: <text:s text:c="2"/></text:span><text:span text:style-name="T18">SHIVAM TYAGI</text:span></text:p>
      <text:p text:style-name="P45"><text:span text:style-name="T21"><text:s text:c="4"/></text:span><text:span text:style-name="T3">Date of Birth<text:tab/> <text:s text:c="4"/>: <text:s/></text:span><text:span text:style-name="T18">03</text:span><text:span text:style-name="T3">.1</text:span><text:span text:style-name="T18">0</text:span><text:span text:style-name="T3">.199</text:span><text:span text:style-name="T18">7</text:span></text:p>
      <text:p text:style-name="P26"><text:span text:style-name="T49"><text:s text:c="4"/></text:span><text:span text:style-name="T27">Languages Known<text:tab/> <text:s text:c="4"/>: <text:s/>English, Hindi.</text:span></text:p>
      <text:p text:style-name="P41"><text:span text:style-name="Style_20_Border_3a__20__3a__20__28_Single_20_solid_20_line_20_Auto_20__20_0.5_20_pt_20_Line_20_width_29_"><text:span text:style-name="T20"><text:s text:c="4"/></text:span></text:span><text:span text:style-name="Style_20_Border_3a__20__3a__20__28_Single_20_solid_20_line_20_Auto_20__20_0.5_20_pt_20_Line_20_width_29_"><text:span text:style-name="T2">Address <text:s text:c="3"/></text:span></text:span><text:span text:style-name="Style_20_Border_3a__20__3a__20__28_Single_20_solid_20_line_20_Auto_20__20_0.5_20_pt_20_Line_20_width_29_"><text:span text:style-name="T17"><text:tab/><text:tab/> <text:s text:c="4"/></text:span></text:span><text:span text:style-name="Style_20_Border_3a__20__3a__20__28_Single_20_solid_20_line_20_Auto_20__20_0.5_20_pt_20_Line_20_width_29_"><text:span text:style-name="T2">: <text:s/></text:span></text:span><text:span text:style-name="Style_20_Border_3a__20__3a__20__28_Single_20_solid_20_line_20_Auto_20__20_0.5_20_pt_20_Line_20_width_29_"><text:span text:style-name="T17">B1/56, Sewak Park, Dwarka Mor Metro Station, Dwarka, Delhi-59</text:span></text:span></text:p>
      <text:p text:style-name="P43"><text:span text:style-name="Style_20_Border_3a__20__3a__20__28_Single_20_solid_20_line_20_Auto_20__20_0.5_20_pt_20_Line_20_width_29_"><text:span text:style-name="T7"><text:s text:c="2"/></text:span></text:span></text:p>
      <text:p text:style-name="P46"><text:span text:style-name="Style_20_Border_3a__20__3a__20__28_Single_20_solid_20_line_20_Auto_20__20_0.5_20_pt_20_Line_20_width_29_"><text:span text:style-name="T5"/></text:span></text:p>
      <text:p text:style-name="P25">I hereby declare that all the information furnished above is true and to the best of my knowledge and belief.</text:p>
      <text:p text:style-name="P22"><text:span text:style-name="Style_20_Border_3a__20__3a__20__28_Single_20_solid_20_line_20_Auto_20__20_0.5_20_pt_20_Line_20_width_29_"><text:span text:style-name="T2"/></text:span></text:p>
      <text:p text:style-name="P41"><text:span text:style-name="Style_20_Border_3a__20__3a__20__28_Single_20_solid_20_line_20_Auto_20__20_0.5_20_pt_20_Line_20_width_29_"><text:span text:style-name="T2"/></text:span></text:p>
      <text:p text:style-name="Standard"><text:span text:style-name="T10">Date:</text:span></text:p>
      <text:p text:style-name="P10"><text:tab/><text:tab/><text:tab/><text:tab/></text:p>
      <text:p text:style-name="P47"><text:span text:style-name="T10">Place: </text:span><text:span text:style-name="T19">New Delhi<text:tab/></text:span><text:span text:style-name="T10"><text:tab/><text:tab/><text:tab/><text:tab/><text:tab/><text:tab/><text:tab/> <text:s text:c="7"/>(</text:span><text:span text:style-name="T19">SHIVAM TYAGI</text:span><text:span text:style-name="T10">)</text:span></text:p>
      <text:p text:style-name="P22"><text:tab/><text:tab/><text:tab/><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Google Sans" svg:font-family="'Google Sans', arial, sans-serif"/>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Unicode" svg:font-family="'Lucida Sans Unicode'" style:font-family-generic="swiss"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rebuchet MS" svg:font-family="'Trebuchet MS'" style:font-family-generic="swiss"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IN"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loext:opacity="100%" style:font-name="Trebuchet MS" fo:font-family="'Trebuchet MS'" style:font-family-generic="swiss" style:font-pitch="variable" fo:font-size="12pt" fo:language="en" fo:country="US" style:font-name-asian="Times New Roman" style:font-family-asian="'Times New Roman'" style:font-family-generic-asian="roman" style:font-pitch-asian="variable" style:font-size-asian="12pt" style:font-name-complex="Trebuchet MS" style:font-family-complex="'Trebuchet MS'" style:font-family-generic-complex="swiss"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style:contextual-spacing="false" fo:text-align="center" style:justify-single-word="false"/>
      <style:text-properties style:font-name="Arial" fo:font-family="Arial"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text-align="center" style:justify-single-word="false"/>
      <style:text-properties style:font-name="Verdana" fo:font-family="Verdana" style:font-family-generic="swiss" style:font-pitch="variable" fo:font-size="8.5pt" fo:language="en" fo:country="GB" fo:font-style="italic" style:font-name-asian="Times New Roman" style:font-family-asian="'Times New Roman'" style:font-family-generic-asian="roman" style:font-pitch-asian="variable" style:font-size-asian="8.5pt" style:font-style-asian="italic" style:font-name-complex="Lucida Sans Unicode" style:font-family-complex="'Lucida Sans Unicode'" style:font-family-generic-complex="swiss" style:font-pitch-complex="variable" style:font-size-complex="8.5pt" style:font-weight-complex="bol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style:font-name="Verdana" fo:font-family="Verdana" style:font-family-generic="swiss" style:font-pitch="variable" fo:font-size="8.5pt" style:font-name-asian="Times New Roman" style:font-family-asian="'Times New Roman'" style:font-family-generic-asian="roman" style:font-pitch-asian="variable" style:font-size-asian="8.5pt" style:font-name-complex="Arial" style:font-family-complex="Arial" style:font-family-generic-complex="swiss" style:font-pitch-complex="variable" style:font-size-complex="8.5pt"/>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Calibri" fo:font-family="Calibri" style:font-family-generic="swiss" style:font-pitch="variable" fo:font-size="14pt" fo:language="none" fo:country="none" fo:font-weight="bold" style:font-size-asian="14pt" style:font-weight-asian="bold" style:font-name-complex="Calibri" style:font-family-complex="Calibri" style:font-family-generic-complex="swiss" style:font-pitch-complex="variable" style:font-size-complex="14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fo:color="#000000" loext:opacity="100%" style:font-name="Times New Roman" fo:font-family="'Times New Roman'" style:font-family-generic="roman" style:font-pitch="variable" fo:language="none" fo:country="none"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0.635cm" fo:margin-right="0cm" fo:margin-top="0cm" fo:margin-bottom="0.212cm" style:contextual-spacing="false" fo:text-indent="0cm" style:auto-text-indent="false"/>
      <style:text-properties fo:language="none" fo:country="none"/>
    </style:style>
    <style:style style:name="Footnote" style:family="paragraph" style:parent-style-name="Standard" style:class="extra">
      <style:text-properties fo:color="#000000" loext:opacity="10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language="none" fo:country="non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language="none" fo:country="none"/>
    </style:style>
    <style:style style:name="Body_20_Text_20_2" style:display-name="Body Text 2" style:family="paragraph" style:parent-style-name="Standard">
      <style:paragraph-properties fo:margin-top="0cm" fo:margin-bottom="0.212cm" style:contextual-spacing="false" fo:line-height="200%"/>
    </style:style>
    <style:style style:name="List_20_Paragraph" style:display-name="List Paragraph" style:family="paragraph" style:parent-style-name="Standard">
      <style:paragraph-properties fo:margin-left="1.27cm" fo:margin-right="0cm" fo:text-indent="0cm" style:auto-text-indent="fals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No_20_Spacing" style:display-name="No Spacing" style:family="paragraph">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ormal_20__28_Web_29_" style:display-name="Normal (Web)" style:family="paragraph" style:parent-style-name="Standard">
      <style:paragraph-properties fo:margin-top="0.494cm" fo:margin-bottom="0.494cm" style:contextual-spacing="false"/>
      <style:text-properties fo:color="#000000" loext:opacity="1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g-bullet" style:family="paragraph" style:parent-style-name="Standard" style:list-style-name="WW8Num2">
      <style:paragraph-properties fo:margin-top="0.106cm" fo:margin-bottom="0.106cm" style:contextual-spacing="false" style:line-height-at-least="0.459cm" fo:keep-with-next="always"/>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style>
    <style:style style:name="Achievement" style:family="paragraph" style:parent-style-name="Text_20_body" style:list-style-name="WW8Num6">
      <style:paragraph-properties fo:margin-top="0cm" fo:margin-bottom="0.106cm" style:contextual-spacing="false" style:line-height-at-least="0.388cm" fo:text-align="justify" style:justify-single-word="false">
        <style:tab-stops/>
      </style:paragraph-properties>
      <style:text-properties fo:color="#000000" loext:opacity="100%" style:font-name="Arial" fo:font-family="Arial" style:font-family-generic="swiss" style:font-pitch="variable" fo:font-size="10pt" fo:letter-spacing="-0.009cm" fo:language="en" fo:country="US" fo:font-style="normal"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0pt" style:font-weight-complex="normal"/>
    </style:style>
    <style:style style:name="_3a_" style:display-name=":" style:family="paragraph" style:parent-style-name="Heading" style:default-outline-level="">
      <style:paragraph-properties fo:margin-top="0cm" fo:margin-bottom="0cm" style:contextual-spacing="false" fo:text-align="justify" style:justify-single-word="false"/>
      <style:text-properties fo:color="#000000" loext:opacity="100%" style:font-name="Times New Roman" fo:font-family="'Times New Roman'" style:font-family-generic="roman" style:font-pitch="variable" fo:font-size="17pt" fo:language="en" fo:country="GB" style:letter-kerning="false" style:font-name-asian="Times New Roman" style:font-family-asian="'Times New Roman'" style:font-family-generic-asian="roman" style:font-pitch-asian="variable" style:font-size-asian="17pt" style:font-name-complex="Times New Roman" style:font-family-complex="'Times New Roman'" style:font-family-generic-complex="roman" style:font-pitch-complex="variable" style:font-size-complex="12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Wingdings" fo:font-family="Wingdings" style:font-pitch="variable" style:font-charset="x-symbol" fo:font-size="10pt" fo:font-weight="normal" style:font-size-asian="10pt" style:font-weight-asian="normal" style:font-name-complex="Wingdings" style:font-family-complex="Wingdings" style:font-pitch-complex="variable" style:font-charset-complex="x-symbol" style:font-size-complex="10pt"/>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ooter_20_Char" style:display-name="Footer Char" style:family="text">
      <style:text-properties fo:color="#000000" loext:opacity="100%" style:font-name="Trebuchet MS" fo:font-family="'Trebuchet MS'"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2_20_Char" style:display-name="Body Text 2 Char" style:family="text">
      <style:text-properties fo:color="#000000" loext:opacity="100%" style:font-name="Trebuchet MS" fo:font-family="'Trebuchet MS'" style:font-family-generic="swiss"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tyle_20_Border_3a__20__3a__20__28_Single_20_solid_20_line_20_Auto_20__20_0.5_20_pt_20_Line_20_width_29_" style:display-name="Style Border: : (Single solid line Auto  0.5 pt Line width)"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apple-converted-space" style:family="text" style:parent-style-name="Default_20_Paragraph_20_Fon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4_20_Char" style:display-name="Heading 4 Char" style:family="text">
      <style:text-properties fo:color="#000000" loext:opacity="100%"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Footnote_20_Text_20_Char1" style:display-name="Footnote Text Char1" style:family="text" style:parent-style-name="Default_20_Paragraph_20_Fon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apple-style-span" style:family="text" style:parent-style-name="Default_20_Paragraph_20_Fon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eft" style:family="text" style:parent-style-name="Default_20_Paragraph_20_Fon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Style_20_10_20_pt_20_Bold_20_Border_3a__20__3a__20__28_Single_20_solid_20_line_20_Auto_20__20_0.5_20_pt_20_Line..." style:display-name="Style 10 pt Bold Border: : (Single solid line Auto  0.5 pt Line..." style:family="text">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Header_20_Char" style:display-name="Header Char" style:family="text">
      <style:text-properties fo:color="#000000" loext:opacity="100%" style:font-name="Trebuchet MS" fo:font-family="'Trebuchet MS'"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gensmall1" style:family="text">
      <style:text-properties style:font-name="Times New Roman" fo:font-family="'Times New Roman'" style:font-family-generic="roman" style:font-pitch="variable" fo:font-size="7.5pt" style:font-name-asian="Times New Roman" style:font-family-asian="'Times New Roman'" style:font-family-generic-asian="roman" style:font-pitch-asian="variable" style:font-size-asian="7.5pt" style:font-name-complex="Times New Roman" style:font-family-complex="'Times New Roman'" style:font-family-generic-complex="roman" style:font-pitch-complex="variable" style:font-size-complex="7.5pt"/>
    </style:style>
    <style:style style:name="Footnote_20_Text_20_Char" style:display-name="Footnote Text Char"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7_20_Char" style:display-name="Heading 7 Ch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0000ff" loext:opacity="100%" style:font-name="Times New Roman" fo:font-family="'Times New Roman'" style:font-family-generic="roman" style:font-pitch="variable" style:text-underline-style="solid" style:text-underline-width="auto" style:text-underline-color="font-color"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Body_20_Text_20_Indent_20_Char" style:display-name="Body Text Indent Char" style:family="text">
      <style:text-properties fo:color="#000000" loext:opacity="100%" style:font-name="Trebuchet MS" fo:font-family="'Trebuchet MS'"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fo:text-align="center">
          <style:list-level-label-alignment text:label-followed-by="listtab" fo:text-indent="-0.635cm" fo:margin-left="1.27cm"/>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fo:text-indent="-0.635cm" fo:margin-left="0.953cm"/>
        </style:list-level-properties>
        <style:text-properties style:font-name="Wingdings"/>
      </text:list-level-style-bullet>
      <text:list-level-style-bullet text:level="2" text:style-name="WW8Num3z1" loext:num-list-format="%2%." style:num-suffix="." text:bullet-char="o">
        <style:list-level-properties text:list-level-position-and-space-mode="label-alignment">
          <style:list-level-label-alignment text:label-followed-by="listtab" fo:text-indent="-0.635cm" fo:margin-left="2.628cm"/>
        </style:list-level-properties>
        <style:text-properties style:font-name="Courier New"/>
      </text:list-level-style-bullet>
      <text:list-level-style-bullet text:level="3" text:style-name="WW8Num3z0" loext:num-list-format="%3%." style:num-suffix="." text:bullet-char="">
        <style:list-level-properties text:list-level-position-and-space-mode="label-alignment">
          <style:list-level-label-alignment text:label-followed-by="listtab" fo:text-indent="-0.635cm" fo:margin-left="3.898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fo:text-indent="-0.635cm" fo:margin-left="5.16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635cm" fo:margin-left="6.438cm"/>
        </style:list-level-properties>
        <style:text-properties style:font-name="Courier New"/>
      </text:list-level-style-bullet>
      <text:list-level-style-bullet text:level="6" text:style-name="WW8Num3z0" loext:num-list-format="%6%." style:num-suffix="." text:bullet-char="">
        <style:list-level-properties text:list-level-position-and-space-mode="label-alignment">
          <style:list-level-label-alignment text:label-followed-by="listtab" fo:text-indent="-0.635cm" fo:margin-left="7.708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fo:text-indent="-0.635cm" fo:margin-left="8.978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635cm" fo:margin-left="10.248cm"/>
        </style:list-level-properties>
        <style:text-properties style:font-name="Courier New"/>
      </text:list-level-style-bullet>
      <text:list-level-style-bullet text:level="9" text:style-name="WW8Num3z0" loext:num-list-format="%9%." style:num-suffix="." text:bullet-char="">
        <style:list-level-properties text:list-level-position-and-space-mode="label-alignment">
          <style:list-level-label-alignment text:label-followed-by="listtab" fo:text-indent="-0.635cm" fo:margin-left="11.51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0" loext:num-list-format="%2%."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3" text:style-name="WW8Num4z0" loext:num-list-format="%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8Num4z3" loext:num-list-format="%5%."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8Num4z0" loext:num-list-format="%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WW8Num4z3" loext:num-list-format="%8%."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8Num4z3" loext:num-list-format="%9%."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fo:text-indent="-0.635cm" fo:margin-left="1.111cm"/>
        </style:list-level-properties>
        <style:text-properties style:font-name="Wingdings"/>
      </text:list-level-style-bullet>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635cm" fo:text-indent="-0.432cm" fo:margin-left="0.432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0.847cm" fo:margin-bottom="0.847cm" fo:margin-left="0.847cm" fo:margin-right="0.847cm" fo:border="2.24pt solid #000000" fo:padding="0.59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kash Deep</dc:title>
    <dc:subject/>
    <meta:keyword/>
    <dc:description/>
    <meta:initial-creator>naukri.com</meta:initial-creator>
    <meta:creation-date>2016-08-12T11:13:00</meta:creation-date>
    <dc:date>2022-11-29T13:19:04.202618614</dc:date>
    <meta:print-date>2018-09-24T13:30:00</meta:print-date>
    <meta:editing-cycles>4</meta:editing-cycles>
    <meta:editing-duration>PT12M17S</meta:editing-duration>
    <meta:generator>LibreOffice/7.3.7.2$Linux_X86_64 LibreOffice_project/30$Build-2</meta:generator>
    <meta:document-statistic meta:table-count="0" meta:image-count="1" meta:object-count="0" meta:page-count="2" meta:paragraph-count="49" meta:word-count="280" meta:character-count="2241" meta:non-whitespace-character-count="1627"/>
    <meta:user-defined meta:name="KSOProductBuildVer">1033-10.1.0.5579</meta:user-defined>
  </office:meta>
</office:document-meta>
</file>